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AttributeTargetError.InvalidAttributeTargetError( String attributeClass , String element , int target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AttributeTargetError.flagsToString( int fla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